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3.2096315297025417">
            <text:p>3.2096315297025417</text:p>
          </table:table-cell>
          <table:table-cell office:value-type="float" office:value="3.0133909296465573">
            <text:p>3.0133909296465573</text:p>
          </table:table-cell>
          <table:table-cell office:value-type="float" office:value="2.676611116671147">
            <text:p>2.676611116671147</text:p>
          </table:table-cell>
          <table:table-cell office:value-type="float" office:value="2.5347675952988746">
            <text:p>2.5347675952988746</text:p>
          </table:table-cell>
          <table:table-cell office:value-type="float" office:value="2.4449820838839647">
            <text:p>2.4449820838839647</text:p>
          </table:table-cell>
          <table:table-cell office:value-type="float" office:value="2.5572299100104807">
            <text:p>2.5572299100104807</text:p>
          </table:table-cell>
          <table:table-cell office:value-type="float" office:value="2.8942958450526763">
            <text:p>2.8942958450526763</text:p>
          </table:table-cell>
          <table:table-cell office:value-type="float" office:value="2.0160622870901586">
            <text:p>2.0160622870901586</text:p>
          </table:table-cell>
          <table:table-cell office:value-type="float" office:value="2.151201979738557">
            <text:p>2.151201979738557</text:p>
          </table:table-cell>
          <table:table-cell office:value-type="float" office:value="2.340224456876676">
            <text:p>2.340224456876676</text:p>
          </table:table-cell>
          <table:table-cell office:value-type="float" office:value="2.372549218180308">
            <text:p>2.372549218180308</text:p>
          </table:table-cell>
          <table:table-cell office:value-type="float" office:value="2.394516112759784">
            <text:p>2.394516112759784</text:p>
          </table:table-cell>
          <table:table-cell office:value-type="float" office:value="2.4015672743970637">
            <text:p>2.4015672743970637</text:p>
          </table:table-cell>
          <table:table-cell office:value-type="float" office:value="2.356131851311532">
            <text:p>2.356131851311532</text:p>
          </table:table-cell>
          <table:table-cell office:value-type="float" office:value="2.2256738733297454">
            <text:p>2.2256738733297454</text:p>
          </table:table-cell>
          <table:table-cell office:value-type="float" office:value="2.13646288860891">
            <text:p>2.13646288860891</text:p>
          </table:table-cell>
          <table:table-cell office:value-type="float" office:value="2.205284628619191">
            <text:p>2.205284628619191</text:p>
          </table:table-cell>
          <table:table-cell office:value-type="float" office:value="2.330329277695902">
            <text:p>2.330329277695902</text:p>
          </table:table-cell>
          <table:table-cell office:value-type="float" office:value="2.3621433087842933">
            <text:p>2.3621433087842933</text:p>
          </table:table-cell>
          <table:table-cell office:value-type="float" office:value="2.477391132929603">
            <text:p>2.477391132929603</text:p>
          </table:table-cell>
          <table:table-cell office:value-type="float" office:value="2.7353570896280126">
            <text:p>2.7353570896280126</text:p>
          </table:table-cell>
          <table:table-cell office:value-type="float" office:value="2.4767129295378716">
            <text:p>2.4767129295378716</text:p>
          </table:table-cell>
          <table:table-cell office:value-type="float" office:value="3.5569342220639077">
            <text:p>3.5569342220639077</text:p>
          </table:table-cell>
          <table:table-cell office:value-type="float" office:value="3.4050724640141388">
            <text:p>3.4050724640141388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0.27433340997094">
            <text:p>10.27433340997094</text:p>
          </table:table-cell>
          <table:table-cell office:value-type="float" office:value="10.333296758597179">
            <text:p>10.333296758597179</text:p>
          </table:table-cell>
          <table:table-cell office:value-type="float" office:value="10.68527962744172">
            <text:p>10.68527962744172</text:p>
          </table:table-cell>
          <table:table-cell office:value-type="float" office:value="9.753903787482223">
            <text:p>9.753903787482223</text:p>
          </table:table-cell>
          <table:table-cell office:value-type="float" office:value="9.535258716079074">
            <text:p>9.535258716079074</text:p>
          </table:table-cell>
          <table:table-cell office:value-type="float" office:value="9.269141476389619">
            <text:p>9.269141476389619</text:p>
          </table:table-cell>
          <table:table-cell office:value-type="float" office:value="9.50573704149865">
            <text:p>9.50573704149865</text:p>
          </table:table-cell>
          <table:table-cell office:value-type="float" office:value="9.045681054531407">
            <text:p>9.045681054531407</text:p>
          </table:table-cell>
          <table:table-cell office:value-type="float" office:value="8.058703570999496">
            <text:p>8.058703570999496</text:p>
          </table:table-cell>
          <table:table-cell office:value-type="float" office:value="6.330647202364452">
            <text:p>6.330647202364452</text:p>
          </table:table-cell>
          <table:table-cell office:value-type="float" office:value="8.556371650480147">
            <text:p>8.556371650480147</text:p>
          </table:table-cell>
          <table:table-cell office:value-type="float" office:value="9.373420241232546">
            <text:p>9.373420241232546</text:p>
          </table:table-cell>
          <table:table-cell office:value-type="float" office:value="9.39483759971371">
            <text:p>9.39483759971371</text:p>
          </table:table-cell>
          <table:table-cell office:value-type="float" office:value="9.76029133134856">
            <text:p>9.76029133134856</text:p>
          </table:table-cell>
          <table:table-cell office:value-type="float" office:value="7.803340149969416">
            <text:p>7.803340149969416</text:p>
          </table:table-cell>
          <table:table-cell office:value-type="float" office:value="10.332000327369526">
            <text:p>10.332000327369526</text:p>
          </table:table-cell>
          <table:table-cell office:value-type="float" office:value="9.535424196497614">
            <text:p>9.535424196497614</text:p>
          </table:table-cell>
          <table:table-cell office:value-type="float" office:value="9.280624153355113">
            <text:p>9.280624153355113</text:p>
          </table:table-cell>
          <table:table-cell office:value-type="float" office:value="9.307775454820247">
            <text:p>9.307775454820247</text:p>
          </table:table-cell>
          <table:table-cell office:value-type="float" office:value="10.229379814184705">
            <text:p>10.229379814184705</text:p>
          </table:table-cell>
          <table:table-cell office:value-type="float" office:value="11.216075115442962">
            <text:p>11.216075115442962</text:p>
          </table:table-cell>
          <table:table-cell office:value-type="float" office:value="11.125283414052332">
            <text:p>11.125283414052332</text:p>
          </table:table-cell>
          <table:table-cell office:value-type="float" office:value="12.292201689768223">
            <text:p>12.292201689768223</text:p>
          </table:table-cell>
          <table:table-cell office:value-type="float" office:value="12.519707758166717">
            <text:p>12.51970775816671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.880631666666667">
            <text:p>1.880631666666667</text:p>
          </table:table-cell>
          <table:table-cell office:value-type="float" office:value="1.8161633333333334">
            <text:p>1.8161633333333334</text:p>
          </table:table-cell>
          <table:table-cell office:value-type="float" office:value="1.552375">
            <text:p>1.552375</text:p>
          </table:table-cell>
          <table:table-cell office:value-type="float" office:value="1.4461083333333336">
            <text:p>1.4461083333333336</text:p>
          </table:table-cell>
          <table:table-cell office:value-type="float" office:value="1.3394000000000001">
            <text:p>1.3394000000000001</text:p>
          </table:table-cell>
          <table:table-cell office:value-type="float" office:value="1.3468733333333334">
            <text:p>1.3468733333333334</text:p>
          </table:table-cell>
          <table:table-cell office:value-type="float" office:value="1.4485400000000002">
            <text:p>1.4485400000000002</text:p>
          </table:table-cell>
          <table:table-cell office:value-type="float" office:value="0.31413500000000005">
            <text:p>0.31413500000000005</text:p>
          </table:table-cell>
          <table:table-cell office:value-type="float" office:value="0.29829333333333335">
            <text:p>0.29829333333333335</text:p>
          </table:table-cell>
          <table:table-cell office:value-type="float" office:value="0.3911683333333334">
            <text:p>0.3911683333333334</text:p>
          </table:table-cell>
          <table:table-cell office:value-type="float" office:value="0.3083016666666667">
            <text:p>0.3083016666666667</text:p>
          </table:table-cell>
          <table:table-cell office:value-type="float" office:value="0.2808316666666667">
            <text:p>0.2808316666666667</text:p>
          </table:table-cell>
          <table:table-cell office:value-type="float" office:value="0.3195183333333334">
            <text:p>0.3195183333333334</text:p>
          </table:table-cell>
          <table:table-cell office:value-type="float" office:value="0.3465783333333334">
            <text:p>0.3465783333333334</text:p>
          </table:table-cell>
          <table:table-cell office:value-type="float" office:value="0.3372766666666667">
            <text:p>0.3372766666666667</text:p>
          </table:table-cell>
          <table:table-cell office:value-type="float" office:value="0.3532333333333334">
            <text:p>0.3532333333333334</text:p>
          </table:table-cell>
          <table:table-cell office:value-type="float" office:value="0.4133216666666667">
            <text:p>0.4133216666666667</text:p>
          </table:table-cell>
          <table:table-cell office:value-type="float" office:value="0.423555">
            <text:p>0.423555</text:p>
          </table:table-cell>
          <table:table-cell office:value-type="float" office:value="0.3496183333333334">
            <text:p>0.3496183333333334</text:p>
          </table:table-cell>
          <table:table-cell office:value-type="float" office:value="0.40480333333333335">
            <text:p>0.40480333333333335</text:p>
          </table:table-cell>
          <table:table-cell office:value-type="float" office:value="0.4331516666666667">
            <text:p>0.4331516666666667</text:p>
          </table:table-cell>
          <table:table-cell office:value-type="float" office:value="0.42314000000000007">
            <text:p>0.42314000000000007</text:p>
          </table:table-cell>
          <table:table-cell office:value-type="float" office:value="1.6894033333333334">
            <text:p>1.6894033333333334</text:p>
          </table:table-cell>
          <table:table-cell office:value-type="float" office:value="1.8125883333333335">
            <text:p>1.8125883333333335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5.345959003045534">
            <text:p>15.345959003045534</text:p>
          </table:table-cell>
          <table:table-cell office:value-type="float" office:value="15.163822329191467">
            <text:p>15.163822329191467</text:p>
          </table:table-cell>
          <table:table-cell office:value-type="float" office:value="14.931884893362668">
            <text:p>14.931884893362668</text:p>
          </table:table-cell>
          <table:table-cell office:value-type="float" office:value="14.840466808576707">
            <text:p>14.840466808576707</text:p>
          </table:table-cell>
          <table:table-cell office:value-type="float" office:value="14.74811317299309">
            <text:p>14.74811317299309</text:p>
          </table:table-cell>
          <table:table-cell office:value-type="float" office:value="15.073339879373279">
            <text:p>15.073339879373279</text:p>
          </table:table-cell>
          <table:table-cell office:value-type="float" office:value="17.3817407276169">
            <text:p>17.3817407276169</text:p>
          </table:table-cell>
          <table:table-cell office:value-type="float" office:value="18.3604670472899">
            <text:p>18.3604670472899</text:p>
          </table:table-cell>
          <table:table-cell office:value-type="float" office:value="19.574173889029993">
            <text:p>19.574173889029993</text:p>
          </table:table-cell>
          <table:table-cell office:value-type="float" office:value="18.626778504835197">
            <text:p>18.626778504835197</text:p>
          </table:table-cell>
          <table:table-cell office:value-type="float" office:value="18.746953645151823">
            <text:p>18.746953645151823</text:p>
          </table:table-cell>
          <table:table-cell office:value-type="float" office:value="18.887941781634837">
            <text:p>18.887941781634837</text:p>
          </table:table-cell>
          <table:table-cell office:value-type="float" office:value="19.505900270434697">
            <text:p>19.505900270434697</text:p>
          </table:table-cell>
          <table:table-cell office:value-type="float" office:value="19.30833125900993">
            <text:p>19.30833125900993</text:p>
          </table:table-cell>
          <table:table-cell office:value-type="float" office:value="18.88443634896996">
            <text:p>18.88443634896996</text:p>
          </table:table-cell>
          <table:table-cell office:value-type="float" office:value="18.73947403646695">
            <text:p>18.73947403646695</text:p>
          </table:table-cell>
          <table:table-cell office:value-type="float" office:value="18.978892722297807">
            <text:p>18.978892722297807</text:p>
          </table:table-cell>
          <table:table-cell office:value-type="float" office:value="19.16055972692552">
            <text:p>19.16055972692552</text:p>
          </table:table-cell>
          <table:table-cell office:value-type="float" office:value="18.342930625253178">
            <text:p>18.342930625253178</text:p>
          </table:table-cell>
          <table:table-cell office:value-type="float" office:value="18.561544437333474">
            <text:p>18.561544437333474</text:p>
          </table:table-cell>
          <table:table-cell office:value-type="float" office:value="18.715859522284426">
            <text:p>18.715859522284426</text:p>
          </table:table-cell>
          <table:table-cell office:value-type="float" office:value="17.618356759135114">
            <text:p>17.618356759135114</text:p>
          </table:table-cell>
          <table:table-cell office:value-type="float" office:value="15.567846948322245">
            <text:p>15.567846948322245</text:p>
          </table:table-cell>
          <table:table-cell office:value-type="float" office:value="15.581409488934368">
            <text:p>15.58140948893436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363081388172076">
            <text:p>1.363081388172076</text:p>
          </table:table-cell>
          <table:table-cell office:value-type="float" office:value="1.3280525195544706">
            <text:p>1.3280525195544706</text:p>
          </table:table-cell>
          <table:table-cell office:value-type="float" office:value="1.0783351563963066">
            <text:p>1.0783351563963066</text:p>
          </table:table-cell>
          <table:table-cell office:value-type="float" office:value="0.9828720182323205">
            <text:p>0.9828720182323205</text:p>
          </table:table-cell>
          <table:table-cell office:value-type="float" office:value="0.8681029236740851">
            <text:p>0.8681029236740851</text:p>
          </table:table-cell>
          <table:table-cell office:value-type="float" office:value="0.8422658929994248">
            <text:p>0.8422658929994248</text:p>
          </table:table-cell>
          <table:table-cell office:value-type="float" office:value="0.8487695782459048">
            <text:p>0.8487695782459048</text:p>
          </table:table-cell>
          <table:table-cell office:value-type="float" office:value="-0.37450412009517087">
            <text:p>-0.37450412009517087</text:p>
          </table:table-cell>
          <table:table-cell office:value-type="float" office:value="-0.449029315277706">
            <text:p>-0.449029315277706</text:p>
          </table:table-cell>
          <table:table-cell office:value-type="float" office:value="-0.3879314365209536">
            <text:p>-0.3879314365209536</text:p>
          </table:table-cell>
          <table:table-cell office:value-type="float" office:value="-0.5252597430431409">
            <text:p>-0.5252597430431409</text:p>
          </table:table-cell>
          <table:table-cell office:value-type="float" office:value="-0.572042491128791">
            <text:p>-0.572042491128791</text:p>
          </table:table-cell>
          <table:table-cell office:value-type="float" office:value="-0.5166921623193184">
            <text:p>-0.5166921623193184</text:p>
          </table:table-cell>
          <table:table-cell office:value-type="float" office:value="-0.42284831262579076">
            <text:p>-0.42284831262579076</text:p>
          </table:table-cell>
          <table:table-cell office:value-type="float" office:value="-0.33717882155808826">
            <text:p>-0.33717882155808826</text:p>
          </table:table-cell>
          <table:table-cell office:value-type="float" office:value="-0.3225539785775534">
            <text:p>-0.3225539785775534</text:p>
          </table:table-cell>
          <table:table-cell office:value-type="float" office:value="-0.2684892372423353">
            <text:p>-0.2684892372423353</text:p>
          </table:table-cell>
          <table:table-cell office:value-type="float" office:value="-0.24054979492597972">
            <text:p>-0.24054979492597972</text:p>
          </table:table-cell>
          <table:table-cell office:value-type="float" office:value="-0.3458800196343706">
            <text:p>-0.3458800196343706</text:p>
          </table:table-cell>
          <table:table-cell office:value-type="float" office:value="-0.3387611618507997">
            <text:p>-0.3387611618507997</text:p>
          </table:table-cell>
          <table:table-cell office:value-type="float" office:value="-0.32636857793119367">
            <text:p>-0.32636857793119367</text:p>
          </table:table-cell>
          <table:table-cell office:value-type="float" office:value="-0.23790264415726847">
            <text:p>-0.23790264415726847</text:p>
          </table:table-cell>
          <table:table-cell office:value-type="float" office:value="1.0824383028944449">
            <text:p>1.0824383028944449</text:p>
          </table:table-cell>
          <table:table-cell office:value-type="float" office:value="1.2779290486320216">
            <text:p>1.2779290486320216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1.0798128798438105">
            <text:p>-1.0798128798438105</text:p>
          </table:table-cell>
          <table:table-cell office:value-type="float" office:value="-1.210246576509184">
            <text:p>-1.210246576509184</text:p>
          </table:table-cell>
          <table:table-cell office:value-type="float" office:value="-1.1957884449357103">
            <text:p>-1.1957884449357103</text:p>
          </table:table-cell>
          <table:table-cell office:value-type="float" office:value="-1.1871683469901708">
            <text:p>-1.1871683469901708</text:p>
          </table:table-cell>
          <table:table-cell office:value-type="float" office:value="-1.0982743411115226">
            <text:p>-1.0982743411115226</text:p>
          </table:table-cell>
          <table:table-cell office:value-type="float" office:value="-1.0527719218448717">
            <text:p>-1.0527719218448717</text:p>
          </table:table-cell>
          <table:table-cell office:value-type="float" office:value="-0.786733599574069">
            <text:p>-0.786733599574069</text:p>
          </table:table-cell>
          <table:table-cell office:value-type="float" office:value="-0.3864606600615946">
            <text:p>-0.3864606600615946</text:p>
          </table:table-cell>
          <table:table-cell office:value-type="float" office:value="-0.31871849343009545">
            <text:p>-0.31871849343009545</text:p>
          </table:table-cell>
          <table:table-cell office:value-type="float" office:value="-0.2546388962916945">
            <text:p>-0.2546388962916945</text:p>
          </table:table-cell>
          <table:table-cell office:value-type="float" office:value="-0.24501724506984396">
            <text:p>-0.24501724506984396</text:p>
          </table:table-cell>
          <table:table-cell office:value-type="float" office:value="-0.25842796248779354">
            <text:p>-0.25842796248779354</text:p>
          </table:table-cell>
          <table:table-cell office:value-type="float" office:value="-0.30899105195265314">
            <text:p>-0.30899105195265314</text:p>
          </table:table-cell>
          <table:table-cell office:value-type="float" office:value="-0.32327257942425097">
            <text:p>-0.32327257942425097</text:p>
          </table:table-cell>
          <table:table-cell office:value-type="float" office:value="-0.3645344509283546">
            <text:p>-0.3645344509283546</text:p>
          </table:table-cell>
          <table:table-cell office:value-type="float" office:value="-0.37090747273187086">
            <text:p>-0.37090747273187086</text:p>
          </table:table-cell>
          <table:table-cell office:value-type="float" office:value="-0.3866861992165066">
            <text:p>-0.3866861992165066</text:p>
          </table:table-cell>
          <table:table-cell office:value-type="float" office:value="-0.2970583894990058">
            <text:p>-0.2970583894990058</text:p>
          </table:table-cell>
          <table:table-cell office:value-type="float" office:value="-0.2573479785529213">
            <text:p>-0.2573479785529213</text:p>
          </table:table-cell>
          <table:table-cell office:value-type="float" office:value="-0.2985685315896174">
            <text:p>-0.2985685315896174</text:p>
          </table:table-cell>
          <table:table-cell office:value-type="float" office:value="-0.24594027854977682">
            <text:p>-0.24594027854977682</text:p>
          </table:table-cell>
          <table:table-cell office:value-type="float" office:value="-0.31724968028626627">
            <text:p>-0.31724968028626627</text:p>
          </table:table-cell>
          <table:table-cell office:value-type="float" office:value="-0.5736482440095014">
            <text:p>-0.5736482440095014</text:p>
          </table:table-cell>
          <table:table-cell office:value-type="float" office:value="-0.7274801500650399">
            <text:p>-0.7274801500650399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9629122437181613">
            <text:p>-0.9629122437181613</text:p>
          </table:table-cell>
          <table:table-cell office:value-type="float" office:value="-0.5772436704205117">
            <text:p>-0.5772436704205117</text:p>
          </table:table-cell>
          <table:table-cell office:value-type="float" office:value="-0.703577847105519">
            <text:p>-0.703577847105519</text:p>
          </table:table-cell>
          <table:table-cell office:value-type="float" office:value="-0.5560354571511639">
            <text:p>-0.5560354571511639</text:p>
          </table:table-cell>
          <table:table-cell office:value-type="float" office:value="-0.6320623313197515">
            <text:p>-0.6320623313197515</text:p>
          </table:table-cell>
          <table:table-cell office:value-type="float" office:value="-0.34109973207814465">
            <text:p>-0.34109973207814465</text:p>
          </table:table-cell>
          <table:table-cell office:value-type="float" office:value="-1.159147310178372">
            <text:p>-1.159147310178372</text:p>
          </table:table-cell>
          <table:table-cell office:value-type="float" office:value="-0.8003178310709131">
            <text:p>-0.8003178310709131</text:p>
          </table:table-cell>
          <table:table-cell office:value-type="float" office:value="-0.5948607204451645">
            <text:p>-0.5948607204451645</text:p>
          </table:table-cell>
          <table:table-cell office:value-type="float" office:value="-0.7184700908238932">
            <text:p>-0.7184700908238932</text:p>
          </table:table-cell>
          <table:table-cell office:value-type="float" office:value="-0.7242108487317865">
            <text:p>-0.7242108487317865</text:p>
          </table:table-cell>
          <table:table-cell office:value-type="float" office:value="-0.6553372902189752">
            <text:p>-0.6553372902189752</text:p>
          </table:table-cell>
          <table:table-cell office:value-type="float" office:value="0.329624155049294">
            <text:p>0.329624155049294</text:p>
          </table:table-cell>
          <table:table-cell office:value-type="float" office:value="0.16753194217119238">
            <text:p>0.16753194217119238</text:p>
          </table:table-cell>
          <table:table-cell office:value-type="float" office:value="-0.9448585946903487">
            <text:p>-0.9448585946903487</text:p>
          </table:table-cell>
          <table:table-cell office:value-type="float" office:value="-0.3152545110135142">
            <text:p>-0.3152545110135142</text:p>
          </table:table-cell>
          <table:table-cell office:value-type="float" office:value="-0.36670877935682245">
            <text:p>-0.36670877935682245</text:p>
          </table:table-cell>
          <table:table-cell office:value-type="float" office:value="-0.21395146515968405">
            <text:p>-0.21395146515968405</text:p>
          </table:table-cell>
          <table:table-cell office:value-type="float" office:value="0.009799125041509732">
            <text:p>0.009799125041509732</text:p>
          </table:table-cell>
          <table:table-cell office:value-type="float" office:value="0.6460905187507556">
            <text:p>0.6460905187507556</text:p>
          </table:table-cell>
          <table:table-cell office:value-type="float" office:value="1.4398663971701513">
            <text:p>1.4398663971701513</text:p>
          </table:table-cell>
          <table:table-cell office:value-type="float" office:value="1.4332491034245227">
            <text:p>1.4332491034245227</text:p>
          </table:table-cell>
          <table:table-cell office:value-type="float" office:value="1.5169445136246842">
            <text:p>1.5169445136246842</text:p>
          </table:table-cell>
          <table:table-cell office:value-type="float" office:value="1.6070194765304187">
            <text:p>1.6070194765304187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7078539783402744">
            <text:p>0.7078539783402744</text:p>
          </table:table-cell>
          <table:table-cell office:value-type="float" office:value="0.6592201508017754">
            <text:p>0.6592201508017754</text:p>
          </table:table-cell>
          <table:table-cell office:value-type="float" office:value="0.49555153587187495">
            <text:p>0.49555153587187495</text:p>
          </table:table-cell>
          <table:table-cell office:value-type="float" office:value="0.4466852725683975">
            <text:p>0.4466852725683975</text:p>
          </table:table-cell>
          <table:table-cell office:value-type="float" office:value="0.41067843484436295">
            <text:p>0.41067843484436295</text:p>
          </table:table-cell>
          <table:table-cell office:value-type="float" office:value="0.5156601123688489">
            <text:p>0.5156601123688489</text:p>
          </table:table-cell>
          <table:table-cell office:value-type="float" office:value="1.6980345456537644">
            <text:p>1.6980345456537644</text:p>
          </table:table-cell>
          <table:table-cell office:value-type="float" office:value="2.2678332109022623">
            <text:p>2.2678332109022623</text:p>
          </table:table-cell>
          <table:table-cell office:value-type="float" office:value="2.9091679703819233">
            <text:p>2.9091679703819233</text:p>
          </table:table-cell>
          <table:table-cell office:value-type="float" office:value="2.7735605345796572">
            <text:p>2.7735605345796572</text:p>
          </table:table-cell>
          <table:table-cell office:value-type="float" office:value="2.705289188577391">
            <text:p>2.705289188577391</text:p>
          </table:table-cell>
          <table:table-cell office:value-type="float" office:value="2.6713876557860097">
            <text:p>2.6713876557860097</text:p>
          </table:table-cell>
          <table:table-cell office:value-type="float" office:value="2.887190901563111">
            <text:p>2.887190901563111</text:p>
          </table:table-cell>
          <table:table-cell office:value-type="float" office:value="2.650343318066096">
            <text:p>2.650343318066096</text:p>
          </table:table-cell>
          <table:table-cell office:value-type="float" office:value="2.4343079311194096">
            <text:p>2.4343079311194096</text:p>
          </table:table-cell>
          <table:table-cell office:value-type="float" office:value="2.2617583593057873">
            <text:p>2.2617583593057873</text:p>
          </table:table-cell>
          <table:table-cell office:value-type="float" office:value="2.2388434670962862">
            <text:p>2.2388434670962862</text:p>
          </table:table-cell>
          <table:table-cell office:value-type="float" office:value="2.268071033554425">
            <text:p>2.268071033554425</text:p>
          </table:table-cell>
          <table:table-cell office:value-type="float" office:value="1.8864851983932076">
            <text:p>1.8864851983932076</text:p>
          </table:table-cell>
          <table:table-cell office:value-type="float" office:value="1.7288981686687626">
            <text:p>1.7288981686687626</text:p>
          </table:table-cell>
          <table:table-cell office:value-type="float" office:value="1.8327087032514022">
            <text:p>1.8327087032514022</text:p>
          </table:table-cell>
          <table:table-cell office:value-type="float" office:value="1.2825574464548604">
            <text:p>1.2825574464548604</text:p>
          </table:table-cell>
          <table:table-cell office:value-type="float" office:value="0.562887962352324">
            <text:p>0.562887962352324</text:p>
          </table:table-cell>
          <table:table-cell office:value-type="float" office:value="0.6031015381165014">
            <text:p>0.6031015381165014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047818371625731">
            <text:p>-0.5047818371625731</text:p>
          </table:table-cell>
          <table:table-cell office:value-type="float" office:value="-0.5282632043558432">
            <text:p>-0.5282632043558432</text:p>
          </table:table-cell>
          <table:table-cell office:value-type="float" office:value="-0.44881839017755687">
            <text:p>-0.44881839017755687</text:p>
          </table:table-cell>
          <table:table-cell office:value-type="float" office:value="-0.4200441604377786">
            <text:p>-0.4200441604377786</text:p>
          </table:table-cell>
          <table:table-cell office:value-type="float" office:value="-0.38046591145720143">
            <text:p>-0.38046591145720143</text:p>
          </table:table-cell>
          <table:table-cell office:value-type="float" office:value="-0.32314121470783763">
            <text:p>-0.32314121470783763</text:p>
          </table:table-cell>
          <table:table-cell office:value-type="float" office:value="-0.25070761098189415">
            <text:p>-0.25070761098189415</text:p>
          </table:table-cell>
          <table:table-cell office:value-type="float" office:value="0.08632887854758321">
            <text:p>0.08632887854758321</text:p>
          </table:table-cell>
          <table:table-cell office:value-type="float" office:value="0.07736238893650585">
            <text:p>0.07736238893650585</text:p>
          </table:table-cell>
          <table:table-cell office:value-type="float" office:value="0.0440011071315889">
            <text:p>0.0440011071315889</text:p>
          </table:table-cell>
          <table:table-cell office:value-type="float" office:value="0.061668926812517275">
            <text:p>0.061668926812517275</text:p>
          </table:table-cell>
          <table:table-cell office:value-type="float" office:value="0.0790251288612891">
            <text:p>0.0790251288612891</text:p>
          </table:table-cell>
          <table:table-cell office:value-type="float" office:value="0.05280826696663661">
            <text:p>0.05280826696663661</text:p>
          </table:table-cell>
          <table:table-cell office:value-type="float" office:value="0.06677546094762053">
            <text:p>0.06677546094762053</text:p>
          </table:table-cell>
          <table:table-cell office:value-type="float" office:value="0.06925477844116246">
            <text:p>0.06925477844116246</text:p>
          </table:table-cell>
          <table:table-cell office:value-type="float" office:value="0.06636484801783678">
            <text:p>0.06636484801783678</text:p>
          </table:table-cell>
          <table:table-cell office:value-type="float" office:value="0.052041634069877496">
            <text:p>0.052041634069877496</text:p>
          </table:table-cell>
          <table:table-cell office:value-type="float" office:value="0.0492086879603395">
            <text:p>0.0492086879603395</text:p>
          </table:table-cell>
          <table:table-cell office:value-type="float" office:value="0.06105941835599191">
            <text:p>0.06105941835599191</text:p>
          </table:table-cell>
          <table:table-cell office:value-type="float" office:value="0.06826859182639071">
            <text:p>0.06826859182639071</text:p>
          </table:table-cell>
          <table:table-cell office:value-type="float" office:value="0.06825375099396525">
            <text:p>0.06825375099396525</text:p>
          </table:table-cell>
          <table:table-cell office:value-type="float" office:value="0.06610290691029808">
            <text:p>0.06610290691029808</text:p>
          </table:table-cell>
          <table:table-cell office:value-type="float" office:value="-0.29917273367946423">
            <text:p>-0.29917273367946423</text:p>
          </table:table-cell>
          <table:table-cell office:value-type="float" office:value="-0.40707409550870643">
            <text:p>-0.4070740955087064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7.500000000000001">
            <text:p>7.500000000000001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5.000000000000002">
            <text:p>15.0000000000000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  <table:table-cell office:value-type="float" office:value="15.000000000000002">
            <text:p>15.000000000000002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40.00000000000001">
            <text:p>40.0000000000000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